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8543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508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7256in"/>
    </style:style>
    <style:style style:name="co10" style:family="table-column">
      <style:table-column-properties fo:break-before="auto" style:column-width="2.24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PageStyle_5f_First_20_Order_20__28_alpaca-native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ause_20__28_alpaca-native_29_">
      <style:table-properties table:display="true" style:writing-mode="lr-tb"/>
    </style:style>
    <style:style style:name="ta4" style:family="table" style:master-page-name="PageStyle_5f_First_20_Order_20__28_Fine-tuned_20_alpaca-">
      <style:table-properties table:display="true" style:writing-mode="lr-tb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rst-order (alpaca-native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9" office:value-type="string" calcext:value-type="string">
            <text:p>cause</text:p>
          </table:table-cell>
          <table:table-cell table:style-name="ce9" office:value-type="string" calcext:value-type="string">
            <text:p>total effects</text:p>
          </table:table-cell>
          <table:table-cell table:style-name="ce9" office:value-type="string" calcext:value-type="string">
            <text:p>recalled effects</text:p>
          </table:table-cell>
          <table:table-cell table:style-name="ce9" office:value-type="string" calcext:value-type="string">
            <text:p>recall percentage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]/[.B2])*100" office:value-type="float" office:value="1.92307692307692" calcext:value-type="float">
            <text:p>1.9230769230769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3]/[.B3])*100" office:value-type="float" office:value="2.45901639344262" calcext:value-type="float">
            <text:p>2.4590163934426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formula="of:=([.C4]/[.B4])*100" office:value-type="float" office:value="10.2040816326531" calcext:value-type="float">
            <text:p>10.204081632653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6" calcext:value-type="float">
            <text:p>6</text:p>
          </table:table-cell>
          <table:table-cell table:style-name="ce10" table:formula="of:=([.C5]/[.B5])*100" office:value-type="float" office:value="4.34782608695652" calcext:value-type="float">
            <text:p>4.3478260869565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6]/[.B6])*100" office:value-type="float" office:value="2.38095238095238" calcext:value-type="float">
            <text:p>2.3809523809523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]/[.B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8]/[.B8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]/[.B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0]/[.B10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11]/[.B11])*100" office:value-type="float" office:value="15.7894736842105" calcext:value-type="float">
            <text:p>15.789473684210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2]/[.B12])*100" office:value-type="float" office:value="3.33333333333333" calcext:value-type="float">
            <text:p>3.333333333333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]/[.B1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4]/[.B14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]/[.B1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]/[.B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]/[.B1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]/[.B1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il drillin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]/[.B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astern orthodox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]/[.B2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lk rad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]/[.B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]/[.B2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]/[.B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ltic reviva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]/[.B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]/[.B2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ssil fu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]/[.B2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ka gakka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]/[.B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]/[.B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]/[.B2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kipedi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]/[.B3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ractional reserve banking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]/[.B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sport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2]/[.B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33]/[.B33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utoerotic asphyxi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]/[.B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]/[.B3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]/[.B3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7]/[.B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pus de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8]/[.B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9]/[.B3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epleted uraniu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0]/[.B4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1919 world seri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1]/[.B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2]/[.B4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ormonis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3]/[.B4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4]/[.B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orld war i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5]/[.B4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istoricity of jesu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6]/[.B4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crat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7]/[.B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rl ju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8]/[.B4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9]/[.B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yspa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0]/[.B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1]/[.B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enatal car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2]/[.B5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lyphosat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3]/[.B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2:.D53])" office:value-type="float" office:value="3.16916797679999" calcext:value-type="float">
            <text:p>3.1691679767999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55]/[.B55])*100" office:value-type="float" office:value="2.88461538461538" calcext:value-type="float">
            <text:p>2.8846153846153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7" calcext:value-type="float">
            <text:p>7</text:p>
          </table:table-cell>
          <table:table-cell table:style-name="ce10" table:formula="of:=([.C56]/[.B56])*100" office:value-type="float" office:value="5.73770491803279" calcext:value-type="float">
            <text:p>5.7377049180327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57]/[.B57])*100" office:value-type="float" office:value="4.08163265306122" calcext:value-type="float">
            <text:p>4.0816326530612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formula="of:=([.C58]/[.B58])*100" office:value-type="float" office:value="3.6231884057971" calcext:value-type="float">
            <text:p>3.623188405797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59]/[.B59])*100" office:value-type="float" office:value="2.38095238095238" calcext:value-type="float">
            <text:p>2.3809523809523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60]/[.B60])*100" office:value-type="float" office:value="3.2258064516129" calcext:value-type="float">
            <text:p>3.225806451612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61]/[.B61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62]/[.B62])*100" office:value-type="float" office:value="6.66666666666667" calcext:value-type="float">
            <text:p>6.6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3]/[.B6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64]/[.B64])*100" office:value-type="float" office:value="5.26315789473684" calcext:value-type="float">
            <text:p>5.2631578947368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5]/[.B6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6]/[.B6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67]/[.B67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8]/[.B6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9]/[.B6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0]/[.B7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1]/[.B7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il drillin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2]/[.B7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astern orthodox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3]/[.B7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lk rad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4]/[.B7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5]/[.B7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6]/[.B7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ltic reviva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7]/[.B7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8]/[.B7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ssil fu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9]/[.B7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ka gakka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0]/[.B8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1]/[.B8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2]/[.B8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kipedi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3]/[.B8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ractional reserve banking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4]/[.B8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sport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5]/[.B8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6]/[.B8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utoerotic asphyxi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7]/[.B8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8]/[.B8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9]/[.B8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0]/[.B9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pus de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1]/[.B9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2]/[.B9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epleted uraniu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3]/[.B9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1919 world seri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4]/[.B9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5]/[.B9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ormonis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6]/[.B9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7]/[.B9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orld war i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8]/[.B9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istoricity of jesu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9]/[.B9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crat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0]/[.B10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rl ju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1]/[.B10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2]/[.B10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yspa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3]/[.B10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4]/[.B10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enatal car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5]/[.B10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lyphosat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6]/[.B10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55:.D106])" office:value-type="float" office:value="1.76069293168813" calcext:value-type="float">
            <text:p>1.7606929316881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108]/[.B108])*100" office:value-type="float" office:value="3.84615384615385" calcext:value-type="float">
            <text:p>3.8461538461538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109]/[.B109])*100" office:value-type="float" office:value="3.27868852459016" calcext:value-type="float">
            <text:p>3.2786885245901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formula="of:=([.C110]/[.B110])*100" office:value-type="float" office:value="10.2040816326531" calcext:value-type="float">
            <text:p>10.204081632653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111]/[.B111])*100" office:value-type="float" office:value="2.89855072463768" calcext:value-type="float">
            <text:p>2.8985507246376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12]/[.B112])*100" office:value-type="float" office:value="4.76190476190476" calcext:value-type="float">
            <text:p>4.7619047619047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13]/[.B113])*100" office:value-type="float" office:value="3.2258064516129" calcext:value-type="float">
            <text:p>3.225806451612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14]/[.B114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15]/[.B115])*100" office:value-type="float" office:value="3.33333333333333" calcext:value-type="float">
            <text:p>3.333333333333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6]/[.B1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7]/[.B11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18]/[.B118])*100" office:value-type="float" office:value="3.33333333333333" calcext:value-type="float">
            <text:p>3.333333333333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19]/[.B119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0]/[.B12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1]/[.B1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2]/[.B12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3]/[.B1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4]/[.B1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il drillin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5]/[.B12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astern orthodox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6]/[.B12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lk rad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7]/[.B1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8]/[.B1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9]/[.B12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ltic reviva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0]/[.B13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1]/[.B1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ssil fu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2]/[.B1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ka gakka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3]/[.B13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4]/[.B1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5]/[.B13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kipedi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6]/[.B13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ractional reserve banking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7]/[.B1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sport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8]/[.B1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9]/[.B13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utoerotic asphyxi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0]/[.B14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1]/[.B1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2]/[.B14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3]/[.B14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pus de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4]/[.B1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5]/[.B14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epleted uraniu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6]/[.B14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1919 world seri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7]/[.B1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8]/[.B14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ormonis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9]/[.B1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0]/[.B1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orld war i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1]/[.B1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istoricity of jesu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2]/[.B15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crat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3]/[.B1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rl ju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4]/[.B15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5]/[.B15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yspa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6]/[.B15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7]/[.B15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enatal car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8]/[.B15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lyphosat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9]/[.B15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108:.D159])" office:value-type="float" office:value="2.10078513398449" calcext:value-type="float">
            <text:p>2.1007851339844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161]/[.B161])*100" office:value-type="float" office:value="3.84615384615385" calcext:value-type="float">
            <text:p>3.8461538461538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formula="of:=([.C162]/[.B162])*100" office:value-type="float" office:value="4.0983606557377" calcext:value-type="float">
            <text:p>4.098360655737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163]/[.B163])*100" office:value-type="float" office:value="8.16326530612245" calcext:value-type="float">
            <text:p>8.1632653061224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164]/[.B164])*100" office:value-type="float" office:value="2.89855072463768" calcext:value-type="float">
            <text:p>2.8985507246376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65]/[.B165])*100" office:value-type="float" office:value="2.38095238095238" calcext:value-type="float">
            <text:p>2.3809523809523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6]/[.B16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67]/[.B167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168]/[.B168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9]/[.B16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70]/[.B170])*100" office:value-type="float" office:value="10.5263157894737" calcext:value-type="float">
            <text:p>10.52631578947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71]/[.B171])*100" office:value-type="float" office:value="3.33333333333333" calcext:value-type="float">
            <text:p>3.333333333333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2]/[.B17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3]/[.B17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4]/[.B17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5]/[.B17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6]/[.B17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7]/[.B17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il drillin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8]/[.B17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astern orthodox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9]/[.B17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lk rad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0]/[.B18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1]/[.B18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2]/[.B18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ltic reviva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3]/[.B18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4]/[.B18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ssil fu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5]/[.B18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ka gakka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6]/[.B18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7]/[.B18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8]/[.B18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kipedi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9]/[.B18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ractional reserve banking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0]/[.B19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sport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1]/[.B19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2]/[.B19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utoerotic asphyxi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3]/[.B19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4]/[.B19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5]/[.B19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6]/[.B19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pus de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7]/[.B19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8]/[.B19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epleted uraniu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9]/[.B19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1919 world seri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0]/[.B20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1]/[.B20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ormonis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2]/[.B20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3]/[.B20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orld war i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4]/[.B20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istoricity of jesu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5]/[.B20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crat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6]/[.B20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rl ju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7]/[.B20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8]/[.B20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yspa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9]/[.B20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0]/[.B21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enatal car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1]/[.B21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lyphosat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2]/[.B21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161:.D212])" office:value-type="float" office:value="1.01806230247536" calcext:value-type="float">
            <text:p>1.0180623024753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21" calcext:value-type="float">
            <text:p>21</text:p>
          </table:table-cell>
          <table:table-cell table:style-name="ce10" table:formula="of:=([.C214]/[.B214])*100" office:value-type="float" office:value="20.1923076923077" calcext:value-type="float">
            <text:p>20.192307692307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56" calcext:value-type="float">
            <text:p>56</text:p>
          </table:table-cell>
          <table:table-cell table:style-name="ce10" table:formula="of:=([.C215]/[.B215])*100" office:value-type="float" office:value="45.9016393442623" calcext:value-type="float">
            <text:p>45.901639344262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216]/[.B216])*100" office:value-type="float" office:value="6.12244897959184" calcext:value-type="float">
            <text:p>6.1224489795918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80" calcext:value-type="float">
            <text:p>80</text:p>
          </table:table-cell>
          <table:table-cell table:style-name="ce10" table:formula="of:=([.C217]/[.B217])*100" office:value-type="float" office:value="57.9710144927536" calcext:value-type="float">
            <text:p>57.971014492753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7" calcext:value-type="float">
            <text:p>7</text:p>
          </table:table-cell>
          <table:table-cell table:style-name="ce10" table:formula="of:=([.C218]/[.B218])*100" office:value-type="float" office:value="16.6666666666667" calcext:value-type="float">
            <text:p>16.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219]/[.B219])*100" office:value-type="float" office:value="12.9032258064516" calcext:value-type="float">
            <text:p>12.903225806451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0]/[.B22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1]/[.B2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2]/[.B22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23]/[.B223])*100" office:value-type="float" office:value="10.5263157894737" calcext:value-type="float">
            <text:p>10.52631578947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" calcext:value-type="float">
            <text:p>11</text:p>
          </table:table-cell>
          <table:table-cell table:style-name="ce10" table:formula="of:=([.C224]/[.B224])*100" office:value-type="float" office:value="36.6666666666667" calcext:value-type="float">
            <text:p>36.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5]/[.B22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6]/[.B22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7]/[.B2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8]/[.B2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29]/[.B229])*100" office:value-type="float" office:value="6.66666666666667" calcext:value-type="float">
            <text:p>6.6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230]/[.B230])*100" office:value-type="float" office:value="42.8571428571429" calcext:value-type="float">
            <text:p>42.857142857142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il drillin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1]/[.B2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astern orthodox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2]/[.B2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lk rad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3]/[.B23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34]/[.B234])*100" office:value-type="float" office:value="3.84615384615385" calcext:value-type="float">
            <text:p>3.8461538461538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35]/[.B235])*100" office:value-type="float" office:value="16.6666666666667" calcext:value-type="float">
            <text:p>16.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ltic reviva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6]/[.B23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7]/[.B2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ssil fu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8]/[.B2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ka gakka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9]/[.B23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0]/[.B24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1]/[.B2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kipedi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42]/[.B242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ractional reserve banking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3]/[.B24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sport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4]/[.B2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5]/[.B24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utoerotic asphyxi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6]/[.B24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7]/[.B2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8]/[.B24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9]/[.B2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pus de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0]/[.B2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1]/[.B2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epleted uraniu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2]/[.B25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1919 world seri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3]/[.B2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4]/[.B25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ormonis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5]/[.B25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6]/[.B25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orld war i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7]/[.B25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istoricity of jesu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8]/[.B25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crat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9]/[.B25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rl ju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0]/[.B26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1]/[.B26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yspa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2]/[.B26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3]/[.B26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enatal car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4]/[.B26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lyphosat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5]/[.B26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214:.D265])" office:value-type="float" office:value="6.60872273348982" calcext:value-type="float">
            <text:p>6.6087227334898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formula="of:=([.C267]/[.B267])*100" office:value-type="float" office:value="4.80769230769231" calcext:value-type="float">
            <text:p>4.8076923076923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268]/[.B268])*100" office:value-type="float" office:value="3.27868852459016" calcext:value-type="float">
            <text:p>3.2786885245901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69]/[.B269])*100" office:value-type="float" office:value="4.08163265306122" calcext:value-type="float">
            <text:p>4.0816326530612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6" calcext:value-type="float">
            <text:p>6</text:p>
          </table:table-cell>
          <table:table-cell table:style-name="ce10" table:formula="of:=([.C270]/[.B270])*100" office:value-type="float" office:value="4.34782608695652" calcext:value-type="float">
            <text:p>4.3478260869565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71]/[.B271])*100" office:value-type="float" office:value="2.38095238095238" calcext:value-type="float">
            <text:p>2.3809523809523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72]/[.B272])*100" office:value-type="float" office:value="6.45161290322581" calcext:value-type="float">
            <text:p>6.4516129032258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73]/[.B273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274]/[.B274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5]/[.B27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76]/[.B276])*100" office:value-type="float" office:value="10.5263157894737" calcext:value-type="float">
            <text:p>10.52631578947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7]/[.B27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8]/[.B27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79]/[.B279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0]/[.B28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1]/[.B28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2]/[.B28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3]/[.B28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il drillin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4]/[.B28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astern orthodox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5]/[.B28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lk rad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6]/[.B28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7]/[.B28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8]/[.B28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ltic reviva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9]/[.B28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0]/[.B29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ssil fu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1]/[.B29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ka gakka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2]/[.B29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3]/[.B29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4]/[.B29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kipedi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5]/[.B29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ractional reserve banking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6]/[.B29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sport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7]/[.B29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8]/[.B29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utoerotic asphyxi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9]/[.B29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0]/[.B30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1]/[.B30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2]/[.B30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pus de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3]/[.B30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4]/[.B30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epleted uraniu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5]/[.B30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1919 world seri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6]/[.B30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7]/[.B30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ormonis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8]/[.B30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9]/[.B30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orld war i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310]/[.B310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istoricity of jesu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1]/[.B31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crat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2]/[.B31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rl ju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3]/[.B31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4]/[.B31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yspa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5]/[.B31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6]/[.B3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enatal car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7]/[.B31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lyphosat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8]/[.B31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267:.D318])" office:value-type="float" office:value="2.63269926291525" calcext:value-type="float">
            <text:p>2.6326992629152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21" calcext:value-type="float">
            <text:p>21</text:p>
          </table:table-cell>
          <table:table-cell table:style-name="ce10" table:formula="of:=([.C320]/[.B320])*100" office:value-type="float" office:value="20.1923076923077" calcext:value-type="float">
            <text:p>20.192307692307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40" calcext:value-type="float">
            <text:p>40</text:p>
          </table:table-cell>
          <table:table-cell table:style-name="ce10" table:formula="of:=([.C321]/[.B321])*100" office:value-type="float" office:value="32.7868852459016" calcext:value-type="float">
            <text:p>32.786885245901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formula="of:=([.C322]/[.B322])*100" office:value-type="float" office:value="10.2040816326531" calcext:value-type="float">
            <text:p>10.204081632653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74" calcext:value-type="float">
            <text:p>74</text:p>
          </table:table-cell>
          <table:table-cell table:style-name="ce10" table:formula="of:=([.C323]/[.B323])*100" office:value-type="float" office:value="53.6231884057971" calcext:value-type="float">
            <text:p>53.623188405797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324]/[.B324])*100" office:value-type="float" office:value="9.52380952380952" calcext:value-type="float">
            <text:p>9.5238095238095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325]/[.B325])*100" office:value-type="float" office:value="12.9032258064516" calcext:value-type="float">
            <text:p>12.903225806451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26]/[.B32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327]/[.B327])*100" office:value-type="float" office:value="6.66666666666667" calcext:value-type="float">
            <text:p>6.6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28]/[.B3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329]/[.B329])*100" office:value-type="float" office:value="5.26315789473684" calcext:value-type="float">
            <text:p>5.2631578947368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9" calcext:value-type="float">
            <text:p>9</text:p>
          </table:table-cell>
          <table:table-cell table:style-name="ce10" table:formula="of:=([.C330]/[.B330])*100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31]/[.B3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32]/[.B3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33]/[.B33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34]/[.B3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35]/[.B33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336]/[.B336])*100" office:value-type="float" office:value="42.8571428571429" calcext:value-type="float">
            <text:p>42.857142857142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il drillin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37]/[.B3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astern orthodox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38]/[.B3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lk rad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39]/[.B33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340]/[.B340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1]/[.B3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ltic reviva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2]/[.B34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3]/[.B34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ssil fu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4]/[.B3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ka gakka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5]/[.B34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6]/[.B34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7]/[.B3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kipedi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348]/[.B348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ractional reserve banking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9]/[.B3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sport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0]/[.B3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1]/[.B3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utoerotic asphyxi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2]/[.B35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3]/[.B3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4]/[.B35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5]/[.B35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pus de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6]/[.B35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7]/[.B35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epleted uraniu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8]/[.B35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1919 world seri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9]/[.B35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0]/[.B36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ormonis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1]/[.B36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2]/[.B36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orld war i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3]/[.B36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istoricity of jesu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4]/[.B36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crat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5]/[.B36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rl ju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6]/[.B36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7]/[.B36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yspa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8]/[.B36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9]/[.B36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enatal car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70]/[.B37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lyphosat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71]/[.B37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table:number-columns-repeated="3"/>
          <table:table-cell table:style-name="ce10" table:formula="of:=AVERAGE([.D326:.D371])" office:value-type="float" office:value="3.45969438646784" calcext:value-type="float">
            <text:p>3.45969438646784</text:p>
          </table:table-cell>
          <table:table-cell table:number-columns-repeated="1020"/>
        </table:table-row>
        <table:table-row table:style-name="ro1">
          <table:table-cell table:style-name="ce11" table:number-columns-repeated="2"/>
          <table:table-cell table:style-name="ce9" office:value-type="string" calcext:value-type="string">
            <text:p>Average Recall Percentage</text:p>
          </table:table-cell>
          <table:table-cell table:style-name="ce10" table:formula="of:=SUM([.D54];[.D107];[.D160];[.D213];[.D266];[.D319];[.D372])/7" office:value-type="float" office:value="2.96426067540298" calcext:value-type="float">
            <text:p>2.96426067540298</text:p>
          </table:table-cell>
          <table:table-cell table:number-columns-repeated="1020"/>
        </table:table-row>
        <table:table-row table:style-name="ro1" table:number-rows-repeated="3">
          <table:table-cell table:style-name="ce11" table:number-columns-repeated="3"/>
          <table:table-cell table:style-name="ce10"/>
          <table:table-cell table:number-columns-repeated="1020"/>
        </table:table-row>
        <table:table-row table:style-name="ro1">
          <table:table-cell table:style-name="ce9" table:number-columns-repeated="3"/>
          <table:table-cell table:style-name="ce1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10481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irst Order (Fine-tuned alpaca-native))" table:style-name="ta2">
        <office:forms form:automatic-focus="false" form:apply-design-mode="false"/>
        <table:table-column table:style-name="co6" table:number-columns-repeated="3" table:default-cell-style-name="Default"/>
        <table:table-column table:style-name="co6" table:default-cell-style-name="ce10"/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total effects</text:p>
          </table:table-cell>
          <table:table-cell office:value-type="string" calcext:value-type="string">
            <text:p>recalled effects</text:p>
          </table:table-cell>
          <table:table-cell table:style-name="ce9" office:value-type="string" calcext:value-type="string">
            <text:p>recall percentage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([.C2]/[.B2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alcoholism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formula="of:=([.C3]/[.B3])*100" office:value-type="float" office:value="2.45901639344262" calcext:value-type="float">
            <text:p>2.45901639344262</text:p>
          </table:table-cell>
        </table:table-row>
        <table:table-row table:style-name="ro1">
          <table:table-cell office:value-type="string" calcext:value-type="string">
            <text:p>terrorism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([.C4]/[.B4])*100" office:value-type="float" office:value="10.2040816326531" calcext:value-type="float">
            <text:p>10.204081632653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formula="of:=([.C5]/[.B5])*100" office:value-type="float" office:value="4.34782608695652" calcext:value-type="float">
            <text:p>4.34782608695652</text:p>
          </table:table-cell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([.C6]/[.B6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([.C7]/[.B7])*100" office:value-type="float" office:value="3.2258064516129" calcext:value-type="float">
            <text:p>3.2258064516129</text:p>
          </table:table-cell>
        </table:table-row>
        <table:table-row table:style-name="ro1">
          <table:table-cell office:value-type="string" calcext:value-type="string">
            <text:p>sea level ris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([.C8]/[.B8])*100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string" calcext:value-type="string">
            <text:p>prostitutio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([.C9]/[.B9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0]/[.B1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nograph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[.C11]/[.B1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([.C12]/[.B12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ublux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3]/[.B1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legal drug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14]/[.B14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15]/[.B1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enian genoci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C16]/[.B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s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C17]/[.B1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C18]/[.B1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il drillin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19]/[.B1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orthodox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]/[.B2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k rad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1]/[.B2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orship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([.C22]/[.B2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ympic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23]/[.B2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tic reviv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4]/[.B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 pow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5]/[.B2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ssil fu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6]/[.B2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ka gakk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7]/[.B2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das iscari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8]/[.B2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w enforcemen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29]/[.B2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30]/[.B3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ctional reserve bankin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31]/[.B3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or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2]/[.B3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33]/[.B3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erotic asphyxi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4]/[.B3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an evolu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35]/[.B3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lfigh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6]/[.B3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ci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37]/[.B3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us d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8]/[.B3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9]/[.B3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leted uran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0]/[.B4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9 world se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1]/[.B4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ophili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2]/[.B42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rmoni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3]/[.B4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eral communications commis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4]/[.B4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ld war 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45]/[.B4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icity of je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6]/[.B4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r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7]/[.B4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 j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8]/[.B4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9]/[.B4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sp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50]/[.B5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consum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51]/[.B5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natal c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52]/[.B5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phosa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53]/[.B53])*1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AVERAGE([.D2:.D53])" office:value-type="float" office:value="3.84366211919932" calcext:value-type="float">
            <text:p>3.84366211919932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([.C55]/[.B55])*100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alcoholism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([.C56]/[.B56])*100" office:value-type="float" office:value="3.27868852459016" calcext:value-type="float">
            <text:p>3.27868852459016</text:p>
          </table:table-cell>
        </table:table-row>
        <table:table-row table:style-name="ro1">
          <table:table-cell office:value-type="string" calcext:value-type="string">
            <text:p>terrorism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([.C57]/[.B57])*100" office:value-type="float" office:value="4.08163265306122" calcext:value-type="float">
            <text:p>4.08163265306122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table:formula="of:=([.C58]/[.B58])*100" office:value-type="float" office:value="3.6231884057971" calcext:value-type="float">
            <text:p>3.6231884057971</text:p>
          </table:table-cell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([.C59]/[.B59])*100" office:value-type="float" office:value="2.38095238095238" calcext:value-type="float">
            <text:p>2.38095238095238</text:p>
          </table:table-cell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([.C60]/[.B60])*100" office:value-type="float" office:value="6.45161290322581" calcext:value-type="float">
            <text:p>6.45161290322581</text:p>
          </table:table-cell>
        </table:table-row>
        <table:table-row table:style-name="ro1">
          <table:table-cell office:value-type="string" calcext:value-type="string">
            <text:p>sea level ris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([.C61]/[.B61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prostitutio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([.C62]/[.B62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63]/[.B6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nography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([.C64]/[.B64])*100" office:value-type="float" office:value="10.5263157894737" calcext:value-type="float">
            <text:p>10.5263157894737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([.C65]/[.B65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ublux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66]/[.B6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legal drug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67]/[.B6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68]/[.B6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enian genoci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C69]/[.B6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s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C70]/[.B7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C71]/[.B7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il drillin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72]/[.B7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orthodox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73]/[.B7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k rad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74]/[.B7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orship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([.C75]/[.B7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ympic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76]/[.B7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tic reviv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77]/[.B7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 pow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78]/[.B7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ssil fu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79]/[.B7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ka gakk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80]/[.B8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das iscari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81]/[.B8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w enforcemen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82]/[.B8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83]/[.B8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ctional reserve bankin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84]/[.B8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or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85]/[.B8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86]/[.B8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erotic asphyxi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87]/[.B8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an evolu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88]/[.B8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lfigh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89]/[.B8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ci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90]/[.B9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us d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91]/[.B9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92]/[.B9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leted uran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93]/[.B9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9 world se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94]/[.B9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ophili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95]/[.B95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rmoni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96]/[.B9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eral communications commis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97]/[.B9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ld war 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98]/[.B9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icity of je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99]/[.B9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r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00]/[.B10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 j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01]/[.B10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02]/[.B10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sp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03]/[.B10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consum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04]/[.B10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natal c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05]/[.B10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phosa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06]/[.B106])*1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AVERAGE([.D55:.D106])" office:value-type="float" office:value="2.87394143768585" calcext:value-type="float">
            <text:p>2.87394143768585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([.C108]/[.B108])*100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alcoholism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formula="of:=([.C109]/[.B109])*100" office:value-type="float" office:value="2.45901639344262" calcext:value-type="float">
            <text:p>2.45901639344262</text:p>
          </table:table-cell>
        </table:table-row>
        <table:table-row table:style-name="ro1">
          <table:table-cell office:value-type="string" calcext:value-type="string">
            <text:p>terrorism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([.C110]/[.B110])*100" office:value-type="float" office:value="10.2040816326531" calcext:value-type="float">
            <text:p>10.204081632653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formula="of:=([.C111]/[.B111])*100" office:value-type="float" office:value="4.34782608695652" calcext:value-type="float">
            <text:p>4.34782608695652</text:p>
          </table:table-cell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([.C112]/[.B112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([.C113]/[.B113])*100" office:value-type="float" office:value="3.2258064516129" calcext:value-type="float">
            <text:p>3.2258064516129</text:p>
          </table:table-cell>
        </table:table-row>
        <table:table-row table:style-name="ro1">
          <table:table-cell office:value-type="string" calcext:value-type="string">
            <text:p>sea level ris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([.C114]/[.B114])*100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string" calcext:value-type="string">
            <text:p>prostitutio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.C115]/[.B115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16]/[.B1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nography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([.C117]/[.B117])*100" office:value-type="float" office:value="10.5263157894737" calcext:value-type="float">
            <text:p>10.5263157894737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.C118]/[.B118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sublux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19]/[.B11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legal drug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120]/[.B120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121]/[.B12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enian genoci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C122]/[.B12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s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C123]/[.B12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C124]/[.B1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il drillin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125]/[.B12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orthodox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26]/[.B12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k rad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27]/[.B12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orship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([.C128]/[.B12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ympic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129]/[.B12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tic reviv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130]/[.B13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 pow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131]/[.B13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ssil fu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32]/[.B13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ka gakk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33]/[.B13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das iscari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34]/[.B13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w enforcemen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135]/[.B13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36]/[.B13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ctional reserve bankin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137]/[.B13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or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38]/[.B13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39]/[.B13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erotic asphyxi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0]/[.B14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an evolu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141]/[.B14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lfigh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2]/[.B14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ci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143]/[.B14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us d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4]/[.B14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5]/[.B14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leted uran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6]/[.B14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9 world se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7]/[.B14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ophil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8]/[.B14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moni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49]/[.B14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eral communications commis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0]/[.B15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ld war 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51]/[.B15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icity of je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2]/[.B15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r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3]/[.B15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 j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4]/[.B15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5]/[.B15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sp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6]/[.B15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consum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7]/[.B15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natal c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8]/[.B15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phosa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59]/[.B159])*1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AVERAGE([.D108:.D159])" office:value-type="float" office:value="1.95782696919413" calcext:value-type="float">
            <text:p>1.95782696919413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([.C161]/[.B161])*100" office:value-type="float" office:value="2.88461538461538" calcext:value-type="float">
            <text:p>2.88461538461538</text:p>
          </table:table-cell>
        </table:table-row>
        <table:table-row table:style-name="ro1">
          <table:table-cell office:value-type="string" calcext:value-type="string">
            <text:p>alcoholism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formula="of:=AVERAGE([.D109:.D161])" office:value-type="float" office:value="1.9759692043175" calcext:value-type="float">
            <text:p>1.9759692043175</text:p>
          </table:table-cell>
        </table:table-row>
        <table:table-row table:style-name="ro1">
          <table:table-cell office:value-type="string" calcext:value-type="string">
            <text:p>terrorism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([.C163]/[.B163])*100" office:value-type="float" office:value="6.12244897959184" calcext:value-type="float">
            <text:p>6.12244897959184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table:formula="of:=AVERAGE([.D110:.D163])" office:value-type="float" office:value="2.04381054850545" calcext:value-type="float">
            <text:p>2.04381054850545</text:p>
          </table:table-cell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([.C165]/[.B165])*100" office:value-type="float" office:value="2.38095238095238" calcext:value-type="float">
            <text:p>2.38095238095238</text:p>
          </table:table-cell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([.C166]/[.B166])*100" office:value-type="float" office:value="3.2258064516129" calcext:value-type="float">
            <text:p>3.2258064516129</text:p>
          </table:table-cell>
        </table:table-row>
        <table:table-row table:style-name="ro1">
          <table:table-cell office:value-type="string" calcext:value-type="string">
            <text:p>sea level rise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([.C167]/[.B167])*100" office:value-type="float" office:value="11.5384615384615" calcext:value-type="float">
            <text:p>11.5384615384615</text:p>
          </table:table-cell>
        </table:table-row>
        <table:table-row table:style-name="ro1">
          <table:table-cell office:value-type="string" calcext:value-type="string">
            <text:p>prostitutio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.C168]/[.B168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69]/[.B16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nograph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[.C170]/[.B17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.C171]/[.B171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sublux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72]/[.B17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legal drug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173]/[.B173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C174]/[.B174])*10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menian genoci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C175]/[.B17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s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C176]/[.B17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C177]/[.B17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il drillin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178]/[.B17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orthodox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79]/[.B17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k rad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80]/[.B18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orship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([.C181]/[.B18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ympic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182]/[.B18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tic reviv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183]/[.B18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 pow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184]/[.B18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ssil fu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85]/[.B18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ka gakk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86]/[.B18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das iscari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87]/[.B18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w enforcemen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188]/[.B18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89]/[.B18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ctional reserve bankin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190]/[.B19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or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91]/[.B19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92]/[.B19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erotic asphyxi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93]/[.B19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an evolu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194]/[.B19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lfigh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95]/[.B19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ci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196]/[.B19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us d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97]/[.B19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98]/[.B19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leted uran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99]/[.B19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9 world se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0]/[.B20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ophil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1]/[.B20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moni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2]/[.B20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eral communications commis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3]/[.B20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ld war 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204]/[.B20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icity of je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5]/[.B20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r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6]/[.B20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 j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7]/[.B20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8]/[.B20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sp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9]/[.B20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consum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10]/[.B21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natal c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11]/[.B21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phosa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212]/[.B212])*1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AVERAGE([.D161:.D212])" office:value-type="float" office:value="2.05459098374469" calcext:value-type="float">
            <text:p>2.05459098374469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table:formula="of:=([.C214]/[.B214])*100" office:value-type="float" office:value="19.2307692307692" calcext:value-type="float">
            <text:p>19.2307692307692</text:p>
          </table:table-cell>
        </table:table-row>
        <table:table-row table:style-name="ro1">
          <table:table-cell office:value-type="string" calcext:value-type="string">
            <text:p>alcoholism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table:formula="of:=([.C215]/[.B215])*100" office:value-type="float" office:value="24.5901639344262" calcext:value-type="float">
            <text:p>24.5901639344262</text:p>
          </table:table-cell>
        </table:table-row>
        <table:table-row table:style-name="ro1">
          <table:table-cell office:value-type="string" calcext:value-type="string">
            <text:p>terrorism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AVERAGE([.D163:.D215])" office:value-type="float" office:value="2.78969190027794" calcext:value-type="float">
            <text:p>2.78969190027794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table:formula="of:=([.C217]/[.B217])*100" office:value-type="float" office:value="75.3623188405797" calcext:value-type="float">
            <text:p>75.3623188405797</text:p>
          </table:table-cell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([.C218]/[.B218])*100" office:value-type="float" office:value="28.5714285714286" calcext:value-type="float">
            <text:p>28.5714285714286</text:p>
          </table:table-cell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AVERAGE([.D165:.D218])" office:value-type="float" office:value="4.56316389812815" calcext:value-type="float">
            <text:p>4.56316389812815</text:p>
          </table:table-cell>
        </table:table-row>
        <table:table-row table:style-name="ro1">
          <table:table-cell office:value-type="string" calcext:value-type="string">
            <text:p>sea level ris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([.C220]/[.B22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titution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[.C221]/[.B221])*100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222]/[.B22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nography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([.C223]/[.B223])*100" office:value-type="float" office:value="31.5789473684211" calcext:value-type="float">
            <text:p>31.5789473684211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([.C224]/[.B224])*100" office:value-type="float" office:value="43.3333333333333" calcext:value-type="float">
            <text:p>43.3333333333333</text:p>
          </table:table-cell>
        </table:table-row>
        <table:table-row table:style-name="ro1">
          <table:table-cell office:value-type="string" calcext:value-type="string">
            <text:p>sublux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225]/[.B22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legal drug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26]/[.B22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227]/[.B22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enian genoci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C228]/[.B22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s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[.C229]/[.B229])*100" office:value-type="float" office:value="13.3333333333333" calcext:value-type="float">
            <text:p>13.3333333333333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C230]/[.B230])*100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string" calcext:value-type="string">
            <text:p>oil drillin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231]/[.B23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orthodox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32]/[.B23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k rad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33]/[.B23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orship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([.C234]/[.B234])*100" office:value-type="float" office:value="11.5384615384615" calcext:value-type="float">
            <text:p>11.5384615384615</text:p>
          </table:table-cell>
        </table:table-row>
        <table:table-row table:style-name="ro1">
          <table:table-cell office:value-type="string" calcext:value-type="string">
            <text:p>olympic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235]/[.B23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tic reviv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36]/[.B23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 pow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37]/[.B23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ssil fu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38]/[.B23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ka gakk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39]/[.B23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das iscari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40]/[.B24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w enforcemen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241]/[.B24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C242]/[.B242])*100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fractional reserve bankin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243]/[.B24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or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44]/[.B24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245]/[.B24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erotic asphyxi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46]/[.B24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an evolu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47]/[.B24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lfigh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48]/[.B24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ci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249]/[.B24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us d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50]/[.B25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51]/[.B25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leted uran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52]/[.B25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9 world se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53]/[.B25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ophil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54]/[.B25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moni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55]/[.B25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eral communications commis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56]/[.B25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ld war 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257]/[.B25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icity of je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58]/[.B25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r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59]/[.B25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 j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60]/[.B26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61]/[.B26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sp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62]/[.B26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consum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63]/[.B26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natal c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64]/[.B26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phosa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265]/[.B265])*1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AVERAGE([.D214:.D265])" office:value-type="float" office:value="6.45853832502962" calcext:value-type="float">
            <text:p>6.45853832502962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([.C267]/[.B267])*100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alcoholism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([.C268]/[.B268])*100" office:value-type="float" office:value="3.27868852459016" calcext:value-type="float">
            <text:p>3.27868852459016</text:p>
          </table:table-cell>
        </table:table-row>
        <table:table-row table:style-name="ro1">
          <table:table-cell office:value-type="string" calcext:value-type="string">
            <text:p>terrorism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([.C269]/[.B269])*100" office:value-type="float" office:value="8.16326530612245" calcext:value-type="float">
            <text:p>8.16326530612245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table:formula="of:=AVERAGE([.D217:.D269])" office:value-type="float" office:value="5.83126296065822" calcext:value-type="float">
            <text:p>5.83126296065822</text:p>
          </table:table-cell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([.C271]/[.B271])*100" office:value-type="float" office:value="2.38095238095238" calcext:value-type="float">
            <text:p>2.38095238095238</text:p>
          </table:table-cell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([.C272]/[.B272])*100" office:value-type="float" office:value="3.2258064516129" calcext:value-type="float">
            <text:p>3.2258064516129</text:p>
          </table:table-cell>
        </table:table-row>
        <table:table-row table:style-name="ro1">
          <table:table-cell office:value-type="string" calcext:value-type="string">
            <text:p>sea level ris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([.C273]/[.B273])*100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string" calcext:value-type="string">
            <text:p>prostitutio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AVERAGE([.D220:.D273])" office:value-type="float" office:value="4.06833990907927" calcext:value-type="float">
            <text:p>4.06833990907927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275]/[.B27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nograph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[.C276]/[.B27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.C277]/[.B277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sublux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278]/[.B27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legal drug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279]/[.B279]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280]/[.B28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enian genoci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C281]/[.B28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s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C282]/[.B28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C283]/[.B28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il drillin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284]/[.B28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orthodox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85]/[.B28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k rad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86]/[.B28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orship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([.C287]/[.B28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ympic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288]/[.B28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tic reviv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89]/[.B28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 pow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90]/[.B29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ssil fu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91]/[.B29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ka gakk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92]/[.B29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das iscari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93]/[.B29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w enforcemen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294]/[.B29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295]/[.B29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ctional reserve bankin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296]/[.B29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or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97]/[.B29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298]/[.B29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erotic asphyxi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99]/[.B29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an evolu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300]/[.B30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lfigh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01]/[.B30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ci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302]/[.B30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us d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03]/[.B30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04]/[.B30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leted uran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05]/[.B30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9 world se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06]/[.B30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ophili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07]/[.B307])*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rmoni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08]/[.B30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eral communications commis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09]/[.B30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ld war 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310]/[.B31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icity of je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11]/[.B31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r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12]/[.B31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 j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13]/[.B31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14]/[.B31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sp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15]/[.B31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consum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16]/[.B3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natal c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17]/[.B31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phosa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318]/[.B318])*100" office:value-type="float" office:value="0" calcext:value-type="float">
            <text:p>0</text:p>
          </table:table-cell>
        </table:table-row>
        <table:table-row table:style-name="ro1">
          <table:table-cell table:style-name="ce11" table:number-columns-repeated="3"/>
          <table:table-cell table:formula="of:=AVERAGE([.D267:.D318])" office:value-type="float" office:value="3.65186602849487" calcext:value-type="float">
            <text:p>3.65186602849487</text:p>
          </table:table-cell>
        </table:table-row>
        <table:table-row table:style-name="ro5">
          <table:table-cell table:style-name="ce11" table:number-columns-repeated="2"/>
          <table:table-cell table:style-name="ce11" office:value-type="string" calcext:value-type="string">
            <text:p>Average recall percentage</text:p>
          </table:table-cell>
          <table:table-cell table:formula="of:=AVERAGE([.D54];[.D107];[.D160];[.D213];[.D266];[.D319])" office:value-type="float" office:value="3.47340431055808" calcext:value-type="float">
            <text:p>3.47340431055808</text:p>
          </table:table-cell>
        </table:table-row>
        <table:table-row table:style-name="ro1" table:number-rows-repeated="2">
          <table:table-cell table:style-name="ce11" table:number-columns-repeated="3"/>
          <table:table-cell/>
        </table:table-row>
        <table:table-row table:style-name="ro1">
          <table:table-cell table:style-name="ce12" table:number-columns-repeated="3"/>
          <table:table-cell/>
        </table:table-row>
        <table:table-row table:style-name="ro1" table:number-rows-repeated="52">
          <table:table-cell table:style-name="ce11" table:number-columns-repeated="3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use (alpaca-native)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20" table:default-cell-style-name="Default"/>
        <table:table-row table:style-name="ro1">
          <table:table-cell table:style-name="ce9" office:value-type="string" calcext:value-type="string">
            <text:p>cause</text:p>
          </table:table-cell>
          <table:table-cell table:style-name="ce9" office:value-type="string" calcext:value-type="string">
            <text:p>total effects</text:p>
          </table:table-cell>
          <table:table-cell table:style-name="ce9" office:value-type="string" calcext:value-type="string">
            <text:p>recalled effects</text:p>
          </table:table-cell>
          <table:table-cell table:style-name="ce9" office:value-type="string" calcext:value-type="string">
            <text:p>recall percentage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]/[.B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]/[.B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]/[.B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5]/[.B5])*100" office:value-type="float" office:value="3.57142857142857" calcext:value-type="float">
            <text:p>3.5714285714285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]/[.B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]/[.B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8]/[.B8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]/[.B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]/[.B1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]/[.B1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]/[.B1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]/[.B1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]/[.B1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]/[.B1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]/[.B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]/[.B1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18]/[.B18])*100" office:value-type="float" office:value="14.8148148148148" calcext:value-type="float">
            <text:p>14.814814814814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]/[.B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]/[.B2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]/[.B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]/[.B2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]/[.B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]/[.B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5]/[.B25])*100" office:value-type="float" office:value="1.05263157894737" calcext:value-type="float">
            <text:p>1.052631578947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]/[.B2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]/[.B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]/[.B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]/[.B2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]/[.B3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]/[.B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2]/[.B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33]/[.B33])*100" office:value-type="float" office:value="1.78571428571429" calcext:value-type="float">
            <text:p>1.7857142857142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]/[.B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]/[.B3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]/[.B3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7]/[.B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8]/[.B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9]/[.B3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2:.D39])" office:value-type="float" office:value="0.760970972189809" calcext:value-type="float">
            <text:p>0.7609709721898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1]/[.B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2]/[.B4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3]/[.B4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44]/[.B44])*100" office:value-type="float" office:value="3.57142857142857" calcext:value-type="float">
            <text:p>3.5714285714285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5]/[.B4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6]/[.B4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7]/[.B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48]/[.B48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9]/[.B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0]/[.B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1]/[.B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2]/[.B5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3]/[.B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4]/[.B5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5]/[.B5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6]/[.B5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57]/[.B57])*100" office:value-type="float" office:value="14.8148148148148" calcext:value-type="float">
            <text:p>14.814814814814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8]/[.B5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9]/[.B5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0]/[.B6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61]/[.B61])*100" office:value-type="float" office:value="4.76190476190476" calcext:value-type="float">
            <text:p>4.7619047619047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2]/[.B6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3]/[.B6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64]/[.B64])*100" office:value-type="float" office:value="1.57894736842105" calcext:value-type="float">
            <text:p>1.5789473684210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5]/[.B6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6]/[.B6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7]/[.B6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8]/[.B6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9]/[.B6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0]/[.B7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1]/[.B7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72]/[.B72])*100" office:value-type="float" office:value="1.78571428571429" calcext:value-type="float">
            <text:p>1.7857142857142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3]/[.B7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4]/[.B7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5]/[.B7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76]/[.B76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7]/[.B7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8]/[.B7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41:.D78])" office:value-type="float" office:value="1.20009786561033" calcext:value-type="float">
            <text:p>1.200097865610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0]/[.B8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1]/[.B8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2]/[.B8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3]/[.B8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4]/[.B8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5]/[.B8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6]/[.B8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87]/[.B87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8]/[.B8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9]/[.B8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0]/[.B9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1]/[.B9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2]/[.B9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3]/[.B9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4]/[.B9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5]/[.B9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96]/[.B96])*100" office:value-type="float" office:value="3.7037037037037" calcext:value-type="float">
            <text:p>3.70370370370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7]/[.B9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8]/[.B9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9]/[.B9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100]/[.B100])*100" office:value-type="float" office:value="7.14285714285714" calcext:value-type="float">
            <text:p>7.1428571428571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1]/[.B10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2]/[.B10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03]/[.B103])*100" office:value-type="float" office:value="1.05263157894737" calcext:value-type="float">
            <text:p>1.052631578947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4]/[.B10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5]/[.B10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6]/[.B10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7]/[.B10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table:formula="of:=([.C108]/[.B108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9]/[.B10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0]/[.B11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111]/[.B111])*100" office:value-type="float" office:value="2.67857142857143" calcext:value-type="float">
            <text:p>2.6785714285714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2]/[.B11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3]/[.B11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4]/[.B11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15]/[.B115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16]/[.B116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7]/[.B11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table:number-columns-repeated="3"/>
          <table:table-cell table:style-name="ce10" table:formula="of:=AVERAGE([.D80:.D117])" office:value-type="float" office:value="3.75683110620784" calcext:value-type="float">
            <text:p>3.7568311062078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9]/[.B1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0]/[.B12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1]/[.B1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22]/[.B122])*100" office:value-type="float" office:value="3.57142857142857" calcext:value-type="float">
            <text:p>3.5714285714285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3]/[.B1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4]/[.B1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5]/[.B12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26]/[.B126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7]/[.B1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8]/[.B1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9]/[.B12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0]/[.B13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1]/[.B1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2]/[.B1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3]/[.B13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4]/[.B1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35]/[.B135])*100" office:value-type="float" office:value="7.40740740740741" calcext:value-type="float">
            <text:p>7.4074074074074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6]/[.B13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7]/[.B1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8]/[.B1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39]/[.B139])*100" office:value-type="float" office:value="4.76190476190476" calcext:value-type="float">
            <text:p>4.7619047619047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0]/[.B14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1]/[.B1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42]/[.B142])*100" office:value-type="float" office:value="0.526315789473684" calcext:value-type="float">
            <text:p>0.52631578947368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3]/[.B14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4]/[.B1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5]/[.B14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46]/[.B146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7]/[.B1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8]/[.B14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9]/[.B1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50]/[.B150])*100" office:value-type="float" office:value="0.892857142857143" calcext:value-type="float">
            <text:p>0.89285714285714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1]/[.B1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2]/[.B15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3]/[.B1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54]/[.B154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5]/[.B15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6]/[.B15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119:.D156])" office:value-type="float" office:value="2.26975849378896" calcext:value-type="float">
            <text:p>2.2697584937889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8]/[.B15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9]/[.B15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table:formula="of:=([.C160]/[.B160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61]/[.B161])*100" office:value-type="float" office:value="7.14285714285714" calcext:value-type="float">
            <text:p>7.1428571428571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2]/[.B16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3]/[.B16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64]/[.B164])*100" office:value-type="float" office:value="15.3846153846154" calcext:value-type="float">
            <text:p>15.384615384615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65]/[.B165])*100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6]/[.B16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67]/[.B167])*100" office:value-type="float" office:value="3.125" calcext:value-type="float">
            <text:p>3.12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8]/[.B16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9]/[.B16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70]/[.B170])*100" office:value-type="float" office:value="13.3333333333333" calcext:value-type="float">
            <text:p>13.333333333333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1]/[.B17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2]/[.B17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3]/[.B17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74]/[.B174])*100" office:value-type="float" office:value="3.7037037037037" calcext:value-type="float">
            <text:p>3.70370370370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5]/[.B17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6]/[.B17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7]/[.B17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2" calcext:value-type="float">
            <text:p>12</text:p>
          </table:table-cell>
          <table:table-cell table:style-name="ce10" table:formula="of:=([.C178]/[.B178])*100" office:value-type="float" office:value="28.5714285714286" calcext:value-type="float">
            <text:p>28.571428571428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9]/[.B17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0]/[.B18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73" calcext:value-type="float">
            <text:p>73</text:p>
          </table:table-cell>
          <table:table-cell table:style-name="ce10" table:formula="of:=([.C181]/[.B181])*100" office:value-type="float" office:value="38.4210526315789" calcext:value-type="float">
            <text:p>38.421052631578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2]/[.B18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3]/[.B18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4]/[.B18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5]/[.B18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6]/[.B18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7]/[.B18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8]/[.B18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8" calcext:value-type="float">
            <text:p>18</text:p>
          </table:table-cell>
          <table:table-cell table:style-name="ce10" table:formula="of:=([.C189]/[.B189])*100" office:value-type="float" office:value="16.0714285714286" calcext:value-type="float">
            <text:p>16.071428571428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0]/[.B19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1]/[.B19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2]/[.B19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3]/[.B19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94]/[.B194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5]/[.B19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158:.D195])" office:value-type="float" office:value="6.70642969552249" calcext:value-type="float">
            <text:p>6.7064296955224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7]/[.B19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8]/[.B19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9]/[.B19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00]/[.B200])*100" office:value-type="float" office:value="3.57142857142857" calcext:value-type="float">
            <text:p>3.5714285714285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1]/[.B20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2]/[.B20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3]/[.B20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04]/[.B204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5]/[.B20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6]/[.B20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7]/[.B20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8]/[.B20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9]/[.B20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0]/[.B21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1]/[.B21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2]/[.B21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13]/[.B213])*100" office:value-type="float" office:value="7.40740740740741" calcext:value-type="float">
            <text:p>7.4074074074074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4]/[.B21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5]/[.B21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6]/[.B2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17]/[.B217])*100" office:value-type="float" office:value="4.76190476190476" calcext:value-type="float">
            <text:p>4.7619047619047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8]/[.B21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9]/[.B2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220]/[.B220])*100" office:value-type="float" office:value="1.57894736842105" calcext:value-type="float">
            <text:p>1.5789473684210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1]/[.B2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2]/[.B22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3]/[.B2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4]/[.B2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5]/[.B22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6]/[.B22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7]/[.B2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28]/[.B228])*100" office:value-type="float" office:value="1.78571428571429" calcext:value-type="float">
            <text:p>1.7857142857142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9]/[.B22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0]/[.B23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1]/[.B2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2]/[.B2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33]/[.B233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4]/[.B2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197:.D234])" office:value-type="float" office:value="1.00516609173119" calcext:value-type="float">
            <text:p>1.0051660917311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6]/[.B23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7]/[.B2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table:formula="of:=([.C238]/[.B238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39]/[.B239])*100" office:value-type="float" office:value="7.14285714285714" calcext:value-type="float">
            <text:p>7.1428571428571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0]/[.B24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1]/[.B2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42]/[.B242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3]/[.B24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4]/[.B2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45]/[.B245])*100"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46]/[.B246])*100" office:value-type="float" office:value="14.2857142857143" calcext:value-type="float">
            <text:p>14.285714285714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7]/[.B2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48]/[.B248])*100" office:value-type="float" office:value="13.3333333333333" calcext:value-type="float">
            <text:p>13.333333333333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9]/[.B2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0]/[.B2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1]/[.B2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52]/[.B252])*100" office:value-type="float" office:value="3.7037037037037" calcext:value-type="float">
            <text:p>3.70370370370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3]/[.B2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4]/[.B25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5]/[.B25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2" calcext:value-type="float">
            <text:p>12</text:p>
          </table:table-cell>
          <table:table-cell table:style-name="ce10" table:formula="of:=([.C256]/[.B256])*100" office:value-type="float" office:value="28.5714285714286" calcext:value-type="float">
            <text:p>28.571428571428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7]/[.B25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8]/[.B25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45" calcext:value-type="float">
            <text:p>45</text:p>
          </table:table-cell>
          <table:table-cell table:style-name="ce10" table:formula="of:=([.C259]/[.B259])*100" office:value-type="float" office:value="23.6842105263158" calcext:value-type="float">
            <text:p>23.684210526315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0]/[.B26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1]/[.B26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2]/[.B26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3]/[.B26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4]/[.B26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5]/[.B26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6]/[.B26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7" calcext:value-type="float">
            <text:p>7</text:p>
          </table:table-cell>
          <table:table-cell table:style-name="ce10" table:formula="of:=([.C267]/[.B267])*100"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8]/[.B26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9]/[.B26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0]/[.B27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1]/[.B27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72]/[.B272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3]/[.B27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table:number-columns-repeated="3"/>
          <table:table-cell table:style-name="ce10" table:formula="of:=AVERAGE([.D236:.D273])" office:value-type="float" office:value="5.78959116701499" calcext:value-type="float">
            <text:p>5.78959116701499</text:p>
          </table:table-cell>
          <table:table-cell table:number-columns-repeated="1020"/>
        </table:table-row>
        <table:table-row table:style-name="ro1">
          <table:table-cell table:style-name="ce11" table:number-columns-repeated="2"/>
          <table:table-cell table:style-name="ce9" office:value-type="string" calcext:value-type="string">
            <text:p>Average Recall Percentage</text:p>
          </table:table-cell>
          <table:table-cell table:style-name="ce10" table:formula="of:=AVERAGE([.D40];[.D79];[.D118];[.D157];[.D196];[.D235];[.D274])" office:value-type="float" office:value="3.06983505600937" calcext:value-type="float">
            <text:p>3.06983505600937</text:p>
          </table:table-cell>
          <table:table-cell table:number-columns-repeated="1020"/>
        </table:table-row>
        <table:table-row table:style-name="ro1" table:number-rows-repeated="3">
          <table:table-cell table:style-name="ce11" table:number-columns-repeated="3"/>
          <table:table-cell table:style-name="ce10"/>
          <table:table-cell table:number-columns-repeated="1020"/>
        </table:table-row>
        <table:table-row table:style-name="ro1">
          <table:table-cell table:style-name="ce9" table:number-columns-repeated="3"/>
          <table:table-cell table:style-name="ce1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10482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use (Fine-tuned alpaca-native )" table:style-name="ta4">
        <office:forms form:automatic-focus="false" form:apply-design-mode="false"/>
        <table:table-column table:style-name="co5" table:number-columns-repeated="1024" table:default-cell-style-name="Default"/>
        <table:table-row table:style-name="ro1">
          <table:table-cell table:style-name="ce9" office:value-type="string" calcext:value-type="string">
            <text:p>cause</text:p>
          </table:table-cell>
          <table:table-cell table:style-name="ce9" office:value-type="string" calcext:value-type="string">
            <text:p>total effects</text:p>
          </table:table-cell>
          <table:table-cell table:style-name="ce9" office:value-type="string" calcext:value-type="string">
            <text:p>recalled effects</text:p>
          </table:table-cell>
          <table:table-cell table:style-name="ce9" office:value-type="string" calcext:value-type="string">
            <text:p>recall percentage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]/[.B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]/[.B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]/[.B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]/[.B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]/[.B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]/[.B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]/[.B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9]/[.B9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]/[.B1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]/[.B1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]/[.B1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]/[.B1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]/[.B1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]/[.B1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]/[.B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]/[.B1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8]/[.B18])*100" office:value-type="float" office:value="3.7037037037037" calcext:value-type="float">
            <text:p>3.70370370370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]/[.B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]/[.B2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]/[.B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]/[.B2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]/[.B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]/[.B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5]/[.B25])*100" office:value-type="float" office:value="1.05263157894737" calcext:value-type="float">
            <text:p>1.05263157894737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]/[.B2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]/[.B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]/[.B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9]/[.B2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0]/[.B3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]/[.B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2]/[.B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33]/[.B33])*100" office:value-type="float" office:value="0.892857142857143" calcext:value-type="float">
            <text:p>0.89285714285714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]/[.B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]/[.B3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6]/[.B3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7]/[.B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8]/[.B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9]/[.B3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2:.D39])" office:value-type="float" office:value="0.411820853302848" calcext:value-type="float">
            <text:p>0.411820853302848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1]/[.B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2]/[.B4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3]/[.B4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4]/[.B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5]/[.B4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6]/[.B4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7]/[.B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48]/[.B48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9]/[.B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0]/[.B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1]/[.B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2]/[.B5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3]/[.B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4]/[.B5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5]/[.B5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6]/[.B5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57]/[.B57])*100" office:value-type="float" office:value="3.7037037037037" calcext:value-type="float">
            <text:p>3.70370370370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8]/[.B5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9]/[.B5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0]/[.B6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1]/[.B6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2]/[.B6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3]/[.B6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64]/[.B64])*100" office:value-type="float" office:value="1.05263157894737" calcext:value-type="float">
            <text:p>1.05263157894737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5]/[.B6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6]/[.B6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7]/[.B6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8]/[.B6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69]/[.B6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0]/[.B7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1]/[.B7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72]/[.B72])*100" office:value-type="float" office:value="0.892857142857143" calcext:value-type="float">
            <text:p>0.89285714285714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3]/[.B7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4]/[.B7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5]/[.B7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6]/[.B7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7]/[.B7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78]/[.B7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41:.D78])" office:value-type="float" office:value="0.411820853302848" calcext:value-type="float">
            <text:p>0.411820853302848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0]/[.B8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1]/[.B8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2]/[.B8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3]/[.B8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4]/[.B8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5]/[.B8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86]/[.B86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87]/[.B87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8]/[.B8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89]/[.B8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0]/[.B9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1]/[.B9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2]/[.B9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3]/[.B9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4]/[.B9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5]/[.B9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96]/[.B96])*100" office:value-type="float" office:value="3.7037037037037" calcext:value-type="float">
            <text:p>3.70370370370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7]/[.B9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8]/[.B9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99]/[.B9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0]/[.B10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1]/[.B10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2]/[.B10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03]/[.B103])*100" office:value-type="float" office:value="1.05263157894737" calcext:value-type="float">
            <text:p>1.05263157894737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4]/[.B10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5]/[.B10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6]/[.B10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7]/[.B10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8]/[.B10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09]/[.B10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0]/[.B11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11]/[.B111])*100" office:value-type="float" office:value="0.892857142857143" calcext:value-type="float">
            <text:p>0.89285714285714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2]/[.B11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3]/[.B11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4]/[.B11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15]/[.B115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6]/[.B1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7]/[.B11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80:.D117])" office:value-type="float" office:value="0.853484452861184" calcext:value-type="float">
            <text:p>0.853484452861184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19]/[.B1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0]/[.B12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1]/[.B1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2]/[.B12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3]/[.B1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4]/[.B1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25]/[.B125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26]/[.B126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7]/[.B1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8]/[.B1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29]/[.B12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0]/[.B13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1]/[.B1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2]/[.B1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3]/[.B13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4]/[.B1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135]/[.B135])*100" office:value-type="float" office:value="11.1111111111111" calcext:value-type="float">
            <text:p>11.111111111111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6]/[.B13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7]/[.B1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38]/[.B1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39]/[.B139])*100" office:value-type="float" office:value="4.76190476190476" calcext:value-type="float">
            <text:p>4.76190476190476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0]/[.B14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1]/[.B1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42]/[.B142])*100" office:value-type="float" office:value="1.05263157894737" calcext:value-type="float">
            <text:p>1.05263157894737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3]/[.B14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4]/[.B1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5]/[.B14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6]/[.B14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7]/[.B1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8]/[.B14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49]/[.B1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50]/[.B150])*100" office:value-type="float" office:value="0.892857142857143" calcext:value-type="float">
            <text:p>0.89285714285714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1]/[.B1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2]/[.B15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3]/[.B1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54]/[.B154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5]/[.B15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6]/[.B15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119:.D156])" office:value-type="float" office:value="1.17372950994835" calcext:value-type="float">
            <text:p>1.17372950994835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8]/[.B15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59]/[.B15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0]/[.B16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61]/[.B161])*100" office:value-type="float" office:value="7.14285714285714" calcext:value-type="float">
            <text:p>7.14285714285714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2]/[.B16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3]/[.B16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64]/[.B164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65]/[.B165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6]/[.B16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167]/[.B167])*100" office:value-type="float" office:value="9.375" calcext:value-type="float">
            <text:p>9.37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8]/[.B16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9]/[.B16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70]/[.B170])*100" office:value-type="float" office:value="6.66666666666667" calcext:value-type="float">
            <text:p>6.66666666666667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1]/[.B17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2]/[.B17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3]/[.B17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174]/[.B174])*100" office:value-type="float" office:value="11.1111111111111" calcext:value-type="float">
            <text:p>11.111111111111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5]/[.B17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6]/[.B17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7]/[.B17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9" calcext:value-type="float">
            <text:p>9</text:p>
          </table:table-cell>
          <table:table-cell table:style-name="ce10" table:formula="of:=([.C178]/[.B178])*100" office:value-type="float" office:value="21.4285714285714" calcext:value-type="float">
            <text:p>21.4285714285714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79]/[.B17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0]/[.B18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46" calcext:value-type="float">
            <text:p>46</text:p>
          </table:table-cell>
          <table:table-cell table:style-name="ce10" table:formula="of:=([.C181]/[.B181])*100" office:value-type="float" office:value="24.2105263157895" calcext:value-type="float">
            <text:p>24.2105263157895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2]/[.B18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3]/[.B18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4]/[.B18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5]/[.B18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6]/[.B18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7]/[.B18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8]/[.B18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9" calcext:value-type="float">
            <text:p>9</text:p>
          </table:table-cell>
          <table:table-cell table:style-name="ce10" table:formula="of:=([.C189]/[.B189])*100" office:value-type="float" office:value="8.03571428571429" calcext:value-type="float">
            <text:p>8.03571428571429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0]/[.B19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1]/[.B19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2]/[.B19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93]/[.B193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4]/[.B19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5]/[.B19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158:.D195])" office:value-type="float" office:value="3.01983325615597" calcext:value-type="float">
            <text:p>3.01983325615597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7]/[.B19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8]/[.B19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9]/[.B19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00]/[.B200])*100" office:value-type="float" office:value="7.14285714285714" calcext:value-type="float">
            <text:p>7.14285714285714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1]/[.B20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2]/[.B20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03]/[.B203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04]/[.B204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5]/[.B20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206]/[.B206])*100" office:value-type="float" office:value="9.375" calcext:value-type="float">
            <text:p>9.37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7]/[.B20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8]/[.B20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09]/[.B209])*100" office:value-type="float" office:value="6.66666666666667" calcext:value-type="float">
            <text:p>6.66666666666667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0]/[.B21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1]/[.B21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2]/[.B21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213]/[.B213])*100" office:value-type="float" office:value="11.1111111111111" calcext:value-type="float">
            <text:p>11.111111111111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4]/[.B21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5]/[.B21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6]/[.B2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9" calcext:value-type="float">
            <text:p>9</text:p>
          </table:table-cell>
          <table:table-cell table:style-name="ce10" table:formula="of:=([.C217]/[.B217])*100" office:value-type="float" office:value="21.4285714285714" calcext:value-type="float">
            <text:p>21.4285714285714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8]/[.B21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9]/[.B2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46" calcext:value-type="float">
            <text:p>46</text:p>
          </table:table-cell>
          <table:table-cell table:style-name="ce10" table:formula="of:=([.C220]/[.B220])*100" office:value-type="float" office:value="24.2105263157895" calcext:value-type="float">
            <text:p>24.2105263157895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1]/[.B2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2]/[.B22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3]/[.B2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4]/[.B2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5]/[.B22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6]/[.B22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7]/[.B2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1" calcext:value-type="float">
            <text:p>11</text:p>
          </table:table-cell>
          <table:table-cell table:style-name="ce10" table:formula="of:=([.C228]/[.B228])*100" office:value-type="float" office:value="9.82142857142857" calcext:value-type="float">
            <text:p>9.82142857142857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29]/[.B22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0]/[.B23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1]/[.B2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32]/[.B232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33]/[.B233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4]/[.B2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table:number-columns-repeated="3"/>
          <table:table-cell table:style-name="ce10" table:formula="of:=AVERAGE([.D197:.D234])" office:value-type="float" office:value="3.30606018711974" calcext:value-type="float">
            <text:p>3.30606018711974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6]/[.B23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7]/[.B2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8]/[.B2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39]/[.B239])*100" office:value-type="float" office:value="7.14285714285714" calcext:value-type="float">
            <text:p>7.14285714285714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0]/[.B24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1]/[.B2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42]/[.B242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43]/[.B243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4]/[.B2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245]/[.B245])*100" office:value-type="float" office:value="9.375" calcext:value-type="float">
            <text:p>9.37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46]/[.B246])*100" office:value-type="float" office:value="14.2857142857143" calcext:value-type="float">
            <text:p>14.285714285714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7]/[.B2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48]/[.B248])*100" office:value-type="float" office:value="6.66666666666667" calcext:value-type="float">
            <text:p>6.66666666666667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9]/[.B2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0]/[.B2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1]/[.B2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([.C252]/[.B252])*100" office:value-type="float" office:value="11.1111111111111" calcext:value-type="float">
            <text:p>11.111111111111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3]/[.B2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4]/[.B25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5]/[.B25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0" calcext:value-type="float">
            <text:p>10</text:p>
          </table:table-cell>
          <table:table-cell table:style-name="ce10" table:formula="of:=([.C256]/[.B256])*100" office:value-type="float" office:value="23.8095238095238" calcext:value-type="float">
            <text:p>23.8095238095238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7]/[.B25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8]/[.B25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56" calcext:value-type="float">
            <text:p>56</text:p>
          </table:table-cell>
          <table:table-cell table:style-name="ce10" table:formula="of:=([.C259]/[.B259])*100" office:value-type="float" office:value="29.4736842105263" calcext:value-type="float">
            <text:p>29.473684210526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0]/[.B26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1]/[.B26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2]/[.B26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3]/[.B26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p pun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4]/[.B26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5]/[.B26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6]/[.B26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3" calcext:value-type="float">
            <text:p>13</text:p>
          </table:table-cell>
          <table:table-cell table:style-name="ce10" table:formula="of:=([.C267]/[.B267])*100" office:value-type="float" office:value="11.6071428571429" calcext:value-type="float">
            <text:p>11.6071428571429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8]/[.B26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9]/[.B26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0]/[.B27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71]/[.B271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72]/[.B272])*100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3]/[.B27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9" table:number-columns-repeated="3"/>
          <table:table-cell table:style-name="ce10" table:formula="of:=AVERAGE([.D236:.D273])" office:value-type="float" office:value="3.93015331467548" calcext:value-type="float">
            <text:p>3.93015331467548</text:p>
          </table:table-cell>
          <table:table-cell table:number-columns-repeated="1020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Total average recall</text:p>
          </table:table-cell>
          <table:table-cell table:style-name="ce10" table:formula="of:=AVERAGE([.D40];[.D79];[.D118];[.D157];[.D196];[.D235];[.D274])" office:value-type="float" office:value="1.87241463248092" calcext:value-type="float">
            <text:p>1.87241463248092</text:p>
          </table:table-cell>
          <table:table-cell table:number-columns-repeated="1020"/>
        </table:table-row>
        <table:table-row table:style-name="ro1" table:number-rows-repeated="3">
          <table:table-cell table:style-name="ce9" table:number-columns-repeated="3"/>
          <table:table-cell table:style-name="ce10"/>
          <table:table-cell table:number-columns-repeated="1020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1" table:number-rows-repeated="102">
          <table:table-cell table:style-name="ce9" table:number-columns-repeated="3"/>
          <table:table-cell table:style-name="ce10"/>
          <table:table-cell table:number-columns-repeated="1020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4" table:number-rows-repeated="10481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0">
      <number:day/>
      <number:text>-</number:text>
      <number:month number:textual="true"/>
      <number:text>-</number:text>
      <number:year/>
    </number:date-style>
    <number:date-style style:name="N149">
      <number:month/>
      <number:text>/</number:text>
      <number:day/>
      <number:text>/</number:text>
      <number:year number:style="long"/>
    </number:date-style>
    <number:time-style style:name="N148">
      <number:minutes number:style="long"/>
      <number:text>:</number:text>
      <number:seconds number:style="long" number:decimal-places="1"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hours/>
      <number:text>:</number:text>
      <number:minutes number:style="long"/>
      <number:text> </number:text>
      <number:am-pm/>
    </number:time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30"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Cause_20__28_alpaca-native_29_" style:display-name="PageStyle_Cause (alpaca-native)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rst_20_Order_20__28_alpaca-native_29_" style:display-name="PageStyle_First Order (alpaca-native)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rst_20_Order_20__28_Fine-tuned_20_alpaca-" style:display-name="PageStyle_First Order (Fine-tuned alpaca-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5T13:38:42.444059916</dc:date>
    <meta:editing-duration>PT5H21M47S</meta:editing-duration>
    <meta:editing-cycles>12</meta:editing-cycles>
    <meta:generator>LibreOffice/7.3.7.2$Linux_X86_64 LibreOffice_project/30$Build-2</meta:generator>
    <meta:document-statistic meta:table-count="4" meta:cell-count="4883" meta:object-count="0"/>
  </office:meta>
</office:document-meta>
</file>